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language="fr" fo:country="FR" officeooo:rsid="0013ef56" officeooo:paragraph-rsid="0013ef56" style:font-size-asian="10.5pt"/>
    </style:style>
    <style:style style:name="P2" style:family="paragraph" style:parent-style-name="Standard">
      <style:paragraph-properties fo:text-align="center" style:justify-single-word="false"/>
      <style:text-properties style:font-name="DejaVu Sans" fo:language="fr" fo:country="FR" officeooo:rsid="0013ef56" officeooo:paragraph-rsid="0013ef56"/>
    </style:style>
    <style:style style:name="P3" style:family="paragraph" style:parent-style-name="Standard">
      <style:paragraph-properties fo:text-align="start" style:justify-single-word="false"/>
      <style:text-properties style:font-name="DejaVu Sans" fo:language="fr" fo:country="FR" officeooo:rsid="0013ef56" officeooo:paragraph-rsid="0013ef56"/>
    </style:style>
    <style:style style:name="P4" style:family="paragraph" style:parent-style-name="Standard">
      <style:paragraph-properties fo:text-align="start" style:justify-single-word="false"/>
      <style:text-properties style:font-name="DejaVu Sans" fo:language="fr" fo:country="FR" officeooo:rsid="0015a0e5" officeooo:paragraph-rsid="0015a0e5"/>
    </style:style>
    <style:style style:name="P5" style:family="paragraph" style:parent-style-name="Standard">
      <style:paragraph-properties fo:text-align="start" style:justify-single-word="false"/>
      <style:text-properties style:font-name="DejaVu Sans" fo:language="fr" fo:country="FR" officeooo:rsid="0015f822" officeooo:paragraph-rsid="0015f822"/>
    </style:style>
    <style:style style:name="P6" style:family="paragraph" style:parent-style-name="Standard">
      <style:paragraph-properties fo:text-align="start" style:justify-single-word="false"/>
      <style:text-properties style:font-name="DejaVu Sans" fo:language="fr" fo:country="FR" officeooo:rsid="00167e2e" officeooo:paragraph-rsid="00167e2e"/>
    </style:style>
    <style:style style:name="P7" style:family="paragraph" style:parent-style-name="Standard">
      <style:paragraph-properties fo:text-align="start" style:justify-single-word="false"/>
      <style:text-properties style:font-name="DejaVu Sans" fo:language="fr" fo:country="FR" officeooo:rsid="0016e194" officeooo:paragraph-rsid="0016e194"/>
    </style:style>
    <style:style style:name="P8" style:family="paragraph" style:parent-style-name="Standard">
      <style:paragraph-properties fo:text-align="start" style:justify-single-word="false"/>
      <style:text-properties style:font-name="DejaVu Sans" fo:language="fr" fo:country="FR" fo:font-weight="bold" officeooo:rsid="0016e194" officeooo:paragraph-rsid="0016e194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" fo:language="fr" fo:country="FR" officeooo:rsid="00184bf7" officeooo:paragraph-rsid="00184bf7"/>
    </style:style>
    <style:style style:name="P10" style:family="paragraph" style:parent-style-name="Standard">
      <style:paragraph-properties fo:text-align="start" style:justify-single-word="false"/>
      <style:text-properties style:font-name="DejaVu Sans" fo:language="fr" fo:country="FR" officeooo:rsid="001a6b8f" officeooo:paragraph-rsid="001a6b8f"/>
    </style:style>
    <style:style style:name="P11" style:family="paragraph" style:parent-style-name="Standard">
      <style:paragraph-properties fo:text-align="start" style:justify-single-word="false"/>
      <style:text-properties style:font-name="DejaVu Sans" fo:language="fr" fo:country="FR" officeooo:rsid="001e58ad" officeooo:paragraph-rsid="001e58ad"/>
    </style:style>
    <style:style style:name="P12" style:family="paragraph" style:parent-style-name="Standard">
      <style:paragraph-properties fo:text-align="start" style:justify-single-word="false"/>
      <style:text-properties style:font-name="DejaVu Sans" fo:language="fr" fo:country="FR" officeooo:rsid="001fd397" officeooo:paragraph-rsid="001fd397"/>
    </style:style>
    <style:style style:name="P13" style:family="paragraph" style:parent-style-name="Standard">
      <style:paragraph-properties fo:text-align="start" style:justify-single-word="false"/>
      <style:text-properties style:font-name="DejaVu Sans" fo:language="fr" fo:country="FR" officeooo:rsid="00202571" officeooo:paragraph-rsid="00202571"/>
    </style:style>
    <style:style style:name="P14" style:family="paragraph" style:parent-style-name="Standard">
      <style:paragraph-properties fo:text-align="start" style:justify-single-word="false"/>
      <style:text-properties style:font-name="DejaVu Sans" fo:language="fr" fo:country="FR" officeooo:rsid="0020f2d3" officeooo:paragraph-rsid="0020f2d3"/>
    </style:style>
    <style:style style:name="P15" style:family="paragraph" style:parent-style-name="Standard">
      <style:paragraph-properties fo:text-align="center" style:justify-single-word="false"/>
      <style:text-properties style:font-name="DejaVu Sans" fo:font-size="15pt" fo:language="fr" fo:country="FR" fo:font-weight="bold" officeooo:rsid="0013ef56" officeooo:paragraph-rsid="0013ef56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DejaVu Sans" fo:font-size="13pt" fo:language="fr" fo:country="FR" fo:font-weight="bold" officeooo:rsid="0013ef56" officeooo:paragraph-rsid="0013ef56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officeooo:rsid="0016e194" officeooo:paragraph-rsid="0016e194"/>
    </style:style>
    <style:style style:name="P18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officeooo:rsid="00184bf7" officeooo:paragraph-rsid="00184bf7"/>
    </style:style>
    <style:style style:name="P19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a6b8f" officeooo:paragraph-rsid="001a6b8f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e58ad" officeooo:paragraph-rsid="001e58ad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f6ba8" officeooo:paragraph-rsid="001f6ba8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fd397" officeooo:paragraph-rsid="001fd397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02571" officeooo:paragraph-rsid="00202571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0f2d3" officeooo:paragraph-rsid="0020f2d3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20f3a" officeooo:paragraph-rsid="00220f3a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4e1f3" officeooo:paragraph-rsid="0024e1f3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66cda" officeooo:paragraph-rsid="00266cda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81ad4" officeooo:paragraph-rsid="00281ad4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officeooo:rsid="001a6b8f" officeooo:paragraph-rsid="001a6b8f"/>
    </style:style>
    <style:style style:name="P30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officeooo:rsid="001abff7" officeooo:paragraph-rsid="001abff7"/>
    </style:style>
    <style:style style:name="P31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officeooo:rsid="001c7e86" officeooo:paragraph-rsid="001c7e86"/>
    </style:style>
    <style:style style:name="P32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bold" officeooo:rsid="00281ad4" officeooo:paragraph-rsid="00281ad4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bold" officeooo:rsid="0029e721" officeooo:paragraph-rsid="0029e721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bold" officeooo:rsid="002af5bf" officeooo:paragraph-rsid="002af5bf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bold" officeooo:rsid="002b33bc" officeooo:paragraph-rsid="002b33bc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bold" officeooo:rsid="002b583e" officeooo:paragraph-rsid="002b583e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bold" officeooo:rsid="002c3b34" officeooo:paragraph-rsid="002c3b34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bold" officeooo:rsid="002dd616" officeooo:paragraph-rsid="002dd616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bold" officeooo:rsid="002ecd22" officeooo:paragraph-rsid="002ecd22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bold" officeooo:rsid="002fe54c" officeooo:paragraph-rsid="002fe54c" style:font-weight-asian="bold" style:font-weight-complex="bold"/>
    </style:style>
    <style:style style:name="P41" style:family="paragraph" style:parent-style-name="Standard" style:list-style-name="L2">
      <style:paragraph-properties fo:text-align="start" style:justify-single-word="false"/>
      <style:text-properties style:font-name="DejaVu Sans" fo:language="fr" fo:country="FR" style:text-underline-style="none" fo:font-weight="bold" officeooo:rsid="002fe54c" officeooo:paragraph-rsid="002fe54c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bold" officeooo:rsid="002ffc91" officeooo:paragraph-rsid="002ffc91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bold" officeooo:rsid="0030c3c5" officeooo:paragraph-rsid="0030c3c5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bold" officeooo:rsid="0031c514" officeooo:paragraph-rsid="0031c514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bold" officeooo:rsid="003336dc" officeooo:paragraph-rsid="003336dc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bold" officeooo:rsid="0034af05" officeooo:paragraph-rsid="0034af05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bold" officeooo:rsid="003519df" officeooo:paragraph-rsid="003519df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bold" officeooo:rsid="0035d4ff" officeooo:paragraph-rsid="0035d4ff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bold" officeooo:rsid="003749ca" officeooo:paragraph-rsid="003749ca" style:font-weight-asian="bold" style:font-weight-complex="bold"/>
    </style:style>
    <style:style style:name="P50" style:family="paragraph" style:parent-style-name="Standard" style:list-style-name="L1">
      <style:paragraph-properties fo:text-align="start" style:justify-single-word="false"/>
      <style:text-properties style:font-name="DejaVu Sans" fo:language="fr" fo:country="FR" officeooo:rsid="001c7e86" officeooo:paragraph-rsid="001c7e86"/>
    </style:style>
    <style:style style:name="P51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220f3a" officeooo:paragraph-rsid="00220f3a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bold" officeooo:rsid="002dd616" officeooo:paragraph-rsid="002dd616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DejaVu Sans" fo:language="fr" fo:country="FR" fo:font-style="italic" style:text-underline-style="none" fo:font-weight="bold" officeooo:rsid="003749ca" officeooo:paragraph-rsid="003749ca" style:font-style-asian="italic" style:font-weight-asian="bold" style:font-style-complex="italic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DejaVu Sans" fo:language="fr" fo:country="FR" fo:font-style="normal" style:text-underline-style="none" fo:font-weight="bold" officeooo:rsid="003939d6" officeooo:paragraph-rsid="003939d6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DejaVu Sans" fo:language="fr" fo:country="FR" fo:font-style="normal" style:text-underline-style="none" fo:font-weight="bold" officeooo:rsid="003d073a" officeooo:paragraph-rsid="003d073a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DejaVu Sans" fo:language="fr" fo:country="FR" fo:font-style="normal" style:text-underline-style="none" fo:font-weight="bold" officeooo:rsid="003f05d5" officeooo:paragraph-rsid="003f05d5" style:font-style-asian="normal" style:font-weight-asian="bold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DejaVu Sans" fo:language="fr" fo:country="FR" fo:font-style="normal" style:text-underline-style="none" fo:font-weight="bold" officeooo:rsid="00410167" officeooo:paragraph-rsid="00410167" style:font-style-asian="normal" style:font-weight-asian="bold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DejaVu Sans" fo:language="fr" fo:country="FR" fo:font-style="normal" style:text-underline-style="none" fo:font-weight="bold" officeooo:rsid="00411a3a" officeooo:paragraph-rsid="00411a3a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DejaVu Sans" fo:language="fr" fo:country="FR" fo:font-style="normal" style:text-underline-style="none" fo:font-weight="bold" officeooo:rsid="0041d390" officeooo:paragraph-rsid="0041d390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DejaVu Sans" fo:language="fr" fo:country="FR" fo:font-style="normal" style:text-underline-style="none" fo:font-weight="bold" officeooo:rsid="0043a688" officeooo:paragraph-rsid="0043a688" style:font-style-asian="normal" style:font-weight-asian="bold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DejaVu Sans" fo:language="fr" fo:country="FR" fo:font-style="normal" style:text-underline-style="none" fo:font-weight="bold" officeooo:rsid="00457c3c" officeooo:paragraph-rsid="00457c3c" style:font-style-asian="normal" style:font-weight-asian="bold" style:font-style-complex="normal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DejaVu Sans" fo:language="fr" fo:country="FR" fo:font-style="normal" style:text-underline-style="none" fo:font-weight="normal" officeooo:rsid="00411a3a" officeooo:paragraph-rsid="00411a3a" style:font-style-asian="normal" style:font-weight-asian="normal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c3b34" style:font-weight-asian="normal" style:font-weight-complex="normal"/>
    </style:style>
    <style:style style:name="T5" style:family="text">
      <style:text-properties fo:font-weight="normal" officeooo:rsid="002dd616" style:font-weight-asian="normal" style:font-weight-complex="normal"/>
    </style:style>
    <style:style style:name="T6" style:family="text">
      <style:text-properties fo:font-weight="normal" officeooo:rsid="0034af05" style:font-weight-asian="normal" style:font-weight-complex="normal"/>
    </style:style>
    <style:style style:name="T7" style:family="text">
      <style:text-properties fo:font-weight="normal" officeooo:rsid="00411a3a" style:font-weight-asian="normal" style:font-weight-complex="normal"/>
    </style:style>
    <style:style style:name="T8" style:family="text">
      <style:text-properties officeooo:rsid="0015f822"/>
    </style:style>
    <style:style style:name="T9" style:family="text">
      <style:text-properties officeooo:rsid="0016e194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1a6b8f" style:font-weight-asian="normal" style:font-weight-complex="normal"/>
    </style:style>
    <style:style style:name="T15" style:family="text">
      <style:text-properties style:text-underline-style="none" fo:font-weight="normal" officeooo:rsid="001f6ba8" style:font-weight-asian="normal" style:font-weight-complex="normal"/>
    </style:style>
    <style:style style:name="T16" style:family="text">
      <style:text-properties style:text-underline-style="none" fo:font-weight="normal" officeooo:rsid="00202571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RÉSEAUX OPÉRÉS AVANCÉS</text:p>
      <text:p text:style-name="P2"/>
      <text:p text:style-name="P16">Une brève introduction à ATM</text:p>
      <text:p text:style-name="P1"/>
      <text:p text:style-name="P3"># 5</text:p>
      <text:p text:style-name="P3">ATM → intégration de service comme RNIS.</text:p>
      <text:p text:style-name="P3">But d’intégrer sur le réseau d’accès (mis en œuvre sur la ligne téléphonique) <text:s/>des services de type paquet, vidéo.</text:p>
      <text:p text:style-name="P3">Intérêt de RNIS notion de canal (B, D), excessivement simple.</text:p>
      <text:p text:style-name="P3">ATM → Offrir sur une seule voie d’accès un seul réseau d’accès qui permette de véhiculer de la donnée en mode paquet, de la voix, …</text:p>
      <text:p text:style-name="P3"/>
      <text:p text:style-name="P3">ATM : <text:span text:style-name="T1">Asynchronous Transfer Mode</text:span></text:p>
      <text:p text:style-name="P3">On a un réseau qui se rapproche plus du monde paquet que du monde circuit, même s’il vient du monde télécoms. Approche paquet (réseau <text:span text:style-name="T2">cellule</text:span><text:span text:style-name="T3">).</text:span></text:p>
      <text:p text:style-name="P4">Dans ATM, ça ressemble plus à du X25 (circuit virtuel) → identifiant de circuit virtuel. Transfert du paquet sur la voie de sortie en fonction de ça.</text:p>
      <text:p text:style-name="P4">Risque de délai → problématique pour les applications téléphoniques</text:p>
      <text:p text:style-name="P4">Risque de débordement de file d’attentes. <text:span text:style-name="T8">Best effort.</text:span></text:p>
      <text:p text:style-name="P5"/>
      <text:p text:style-name="P5">Difficulté pour assurer certains services qui relèvent historiquement d’un mode circuit en mode paquet. </text:p>
      <text:p text:style-name="P5"/>
      <text:p text:style-name="P5"># 8</text:p>
      <text:p text:style-name="P5"><text:span text:style-name="T2">Mode connecté</text:span> permet d’éviter les problèmes de congestion : X25 demande à établir une connexion.</text:p>
      <text:p text:style-name="P5"/>
      <text:p text:style-name="P6">Débit 100Mbit/s, 100 émissions à 1Mbit/s, congestion possible :</text:p>
      <text:p text:style-name="P6">Il peut y avoir des périodes courtes pendant lesquelles un grand nombre de communications émettent en même temps et dépassent le débit possible.</text:p>
      <text:p text:style-name="P6"/>
      <text:p text:style-name="P6">En vrai, les opérateurs font su surbooking parce que les débits sont toujours plus faibles et assez sporadiques → rentabiliser leur système.</text:p>
      <text:p text:style-name="P6">Mais du coup sur des durées pas si courtes, <text:span text:style-name="T9">il se peut que </text:span>les communications émettent à leur débit maximum et cumulent un débit supérieur au débit que le réseau peut assumer. </text:p>
      <text:p text:style-name="P5"/>
      <text:p text:style-name="P8">Multiplexage temporel asynchrone</text:p>
      <text:p text:style-name="P7"><text:tab/>→ Capable de faire du surbooking (ce qu’on fait dans IP)</text:p>
      <text:p text:style-name="P7"/>
      <text:p text:style-name="P7">Pas de garantie sur le temps de traversée</text:p>
      <text:p text:style-name="P7">Pas de garantie de qualité de service</text:p>
      <text:p text:style-name="P7"><text:tab/></text:p>
      <text:p text:style-name="P7"># 9</text:p>
      <text:p text:style-name="P7">Mauvaise utilisation des liens en mode <text:span text:style-name="T10">paquet</text:span><text:span text:style-name="T11">.</text:span></text:p>
      <text:p text:style-name="P17">Si on veut des communications sporadiques, les liens ne sont pas bons. </text:p>
      <text:p text:style-name="P18">Gigue : variation de la latence</text:p>
      <text:p text:style-name="P18">Mode connecté (circuit virtuel en mode paquet) est plus adaptés à un fonctionnement centralisé plutôt qu’IP qui est adapté à un fonctionnement distribué.</text:p>
      <text:p text:style-name="P18"/>
      <text:p text:style-name="P18"><text:soft-page-break/># 13</text:p>
      <text:p text:style-name="P9"><text:span text:style-name="T11">Notion de </text:span><text:span text:style-name="T12">cellule</text:span></text:p>
      <text:p text:style-name="P9"><text:span text:style-name="T13"><text:tab/>→ </text:span><text:span text:style-name="T14">C</text:span><text:span text:style-name="T13">hoix surprenant de la part des opérateurs qui étaient en mode circuit, <text:tab/>passage en mode </text:span><text:span text:style-name="T12">paquet</text:span></text:p>
      <text:p text:style-name="P9"><text:span text:style-name="T13"><text:tab/>→ </text:span><text:span text:style-name="T14">P</text:span><text:span text:style-name="T13">aquet de taille constante et faible (48 octets data, 5 octets entête)</text:span></text:p>
      <text:p text:style-name="P19"/>
      <text:p text:style-name="P10"><text:span text:style-name="T13">Mode </text:span><text:span text:style-name="T12">connecté</text:span></text:p>
      <text:p text:style-name="P19"><text:tab/>→ Plus rapproché de X25 et Frame Relay que IP</text:p>
      <text:p text:style-name="P19"><text:tab/>→ Circuit virtuel, routage mis en place avant toute communication</text:p>
      <text:p text:style-name="P19"><text:tab/>→ Risques de congestion donc besoin de mettre en place des mécanismes <text:tab/>de qualité de service</text:p>
      <text:p text:style-name="P19"><text:tab/><text:tab/>→ Être capable de connaître les applications et de négocier des <text:tab/><text:tab/><text:tab/><text:tab/>paramètres de qualité de service</text:p>
      <text:p text:style-name="P19"/>
      <text:p text:style-name="P19"># 14</text:p>
      <text:p text:style-name="P19">Communication de paquets en mode circuit virtuel</text:p>
      <text:p text:style-name="P19">Les cellules vont être commutées en fonction d’un identifiant de connexion.</text:p>
      <text:p text:style-name="P19">Les connexions vont être mises en place par un chemin qui va être déterminé avant que les cellules soient transmises.</text:p>
      <text:p text:style-name="P17"/>
      <text:p text:style-name="P29"># 15</text:p>
      <text:p text:style-name="P30">Virtual Path VPC → conduit virtuel</text:p>
      <text:p text:style-name="P30">Virtual Channel VCC → voie virtuelle</text:p>
      <text:p text:style-name="P30"/>
      <text:p text:style-name="P30">Un VP avec un identifiant X, on peut avoir plusieurs VC dedans avec des identifiants. Le VC qui sort aura l’identifiant XY avec Y l’identifiant du VC.</text:p>
      <text:p text:style-name="P30">(Tuyaux VC dans tuyau VP)</text:p>
      <text:p text:style-name="P30"/>
      <text:p text:style-name="P31">Deux niveaux d’aiguillage</text:p>
      <text:list xml:id="list577673067" text:style-name="L1">
        <text:list-item>
          <text:p text:style-name="P50"><text:span text:style-name="T12">Brasseurs </text:span><text:span text:style-name="T13">:</text:span><text:span text:style-name="T11"> Commute uniquement au niveau des VP, ne s’occupe pas des VC à l’intérieur. Moins de travail pour les brasseurs. On s’inquiète pas des VC, plus au centre du réseau. Les brasseurs n’ont pas besoin de regarder beaucoup d’identifiants, moins d’ids enregistrés.</text:span></text:p>
        </text:list-item>
        <text:list-item>
          <text:p text:style-name="P50"><text:span text:style-name="T12">Commutateurs</text:span><text:span text:style-name="T11"> : Va regarder le VP et le numéro de VC. Aiguillage des VC de façon plus spécifique. Tables plus riches, beaucoup d’ids.</text:span></text:p>
        </text:list-item>
      </text:list>
      <text:p text:style-name="P31"/>
      <text:p text:style-name="P31">ATM comme X25 → maillage de réseaux points à points.</text:p>
      <text:p text:style-name="P31"/>
      <text:p text:style-name="P31">3 niveaux hiérarchique</text:p>
      <text:p text:style-name="P31"><text:tab/>→ Topologie du réseau</text:p>
      <text:p text:style-name="P31"><text:tab/>→ Réseau d’overlay construit avec les VP où on relie par un même VP des <text:tab/>équipements qui sont pas reliés entre eux</text:p>
      <text:p text:style-name="P31"><text:tab/>→ Mise en place et suppression de VC</text:p>
      <text:p text:style-name="P31"/>
      <text:p text:style-name="P11"><text:span text:style-name="T11">Connexion virtuelle </text:span><text:span text:style-name="T12">unidirectionnelle</text:span><text:span text:style-name="T13">.</text:span></text:p>
      <text:p text:style-name="P20"/>
      <text:p text:style-name="P20"># 16</text:p>
      <text:p text:style-name="P20">Canaux virtuels commutés mis en place automatiquement.</text:p>
      <text:p text:style-name="P11"><text:span text:style-name="T13">Signalisation acheminée par ATM dans des circuits virtuels </text:span><text:span text:style-name="T15">mis en place par méta-signalisation.</text:span></text:p>
      <text:p text:style-name="P20"/>
      <text:p text:style-name="P20"/>
      <text:p text:style-name="P21"><text:soft-page-break/># 17</text:p>
      <text:p text:style-name="P21">Contrat de trafic passé entre l’usager et le réseau.</text:p>
      <text:p text:style-name="P21">L’application va s’engager en terme de débit et va demander un type de service.</text:p>
      <text:p text:style-name="P21"/>
      <text:p text:style-name="P21"># 18</text:p>
      <text:p text:style-name="P21">Paramètres de service et de qualité de service définis ici.</text:p>
      <text:p text:style-name="P22"/>
      <text:p text:style-name="P12"><text:span text:style-name="T13"># </text:span><text:span text:style-name="T16">20</text:span></text:p>
      <text:p text:style-name="P23">Réseaux privés, publics et opérateurs.</text:p>
      <text:p text:style-name="P13"><text:span text:style-name="T13">Entre commutateurs ou brasseurs, interface </text:span><text:span text:style-name="T12">private NNI</text:span><text:span text:style-name="T13">, entre réseau public et privé interface </text:span><text:span text:style-name="T12">UNI</text:span><text:span text:style-name="T13">.</text:span></text:p>
      <text:p text:style-name="P23"/>
      <text:p text:style-name="P23"># 23</text:p>
      <text:p text:style-name="P23">Permettre à l’usager de passer progressivement avec un adaptateur TA-LB. Interfaces définies et groupes de fonctions. </text:p>
      <text:p text:style-name="P23"/>
      <text:p text:style-name="P23"># 28</text:p>
      <text:p text:style-name="P23">Couche ATM sur la couche physique, fondée sur les cellules.</text:p>
      <text:p text:style-name="P23">Les données utilisateurs dans plan utilisateur, pareil contrôle.</text:p>
      <text:p text:style-name="P23"/>
      <text:p text:style-name="P23"># 32</text:p>
      <text:p text:style-name="P23">La couche physique doit permettre de traduire les cellules en flot binaire et de transmettre ça sur un support physique.</text:p>
      <text:p text:style-name="P24"/>
      <text:p text:style-name="P24"># 34</text:p>
      <text:p text:style-name="P24">Couche ATM qui va transmettre des cellules et éventuellement de façon continue.</text:p>
      <text:p text:style-name="P24">On demande à la couche physique d’être capable de transmettre une séquence binaire avec synchronisation.</text:p>
      <text:p text:style-name="P24"/>
      <text:p text:style-name="P24">Si la couche physique a besoin d’envoyer des cellules (en rouge), elle peut participer et les caler de temps en temps.</text:p>
      <text:p text:style-name="P24">La couche physique peut utiliser ATM pour envoyer des données dans des cellules.</text:p>
      <text:p text:style-name="P14"><text:span text:style-name="T13">On génère de façon continue des cellules vides et si on a rien à envoyer, pas de cellules ATM, on envoie des cellules vides → on construit un </text:span><text:span text:style-name="T12">flux permanent de cellules ATM </text:span><text:span text:style-name="T13">(ressemble à PDH).</text:span></text:p>
      <text:p text:style-name="P24"/>
      <text:p text:style-name="P51">Synchronisation des cellules</text:p>
      <text:p text:style-name="P25"><text:tab/>→ Toutes les 125µs, une cellule commence</text:p>
      <text:p text:style-name="P25"><text:tab/>→ On se cale sur la première et on vérifie de temps en temps qu’on est calé</text:p>
      <text:p text:style-name="P25"><text:tab/>→ Dans PDH, séquences binaires spécifiques pour se caler</text:p>
      <text:p text:style-name="P25"><text:tab/>→ Ici, pas de schéma fixe à chercher. C’est un schéma variable mais spécifique. On va chercher 5 octets qui ont une forme particulière. </text:p>
      <text:p text:style-name="P25">En-tête de 5 octets mais 4 octets d’entête et un octet qui est un checksum des 4 premiers. Si c’est l’entête d’une cellule ATM, le 5ème octet correspond à un calcul précis des 4 premiers. </text:p>
      <text:p text:style-name="P25">On se verrouille la dessus et on maintient la synchronisation comme ça.</text:p>
      <text:p text:style-name="P25"/>
      <text:p text:style-name="P25"/>
      <text:p text:style-name="P25"/>
      <text:p text:style-name="P26"><text:soft-page-break/># 35</text:p>
      <text:p text:style-name="P26">Gestion de l’entête et du contrôle d’erreur</text:p>
      <text:p text:style-name="P26">Code correcteur d’erreur sur l’entête</text:p>
      <text:p text:style-name="P26"><text:tab/>Sur les 5 octets d’entête, un octet de contrôle sur les 4 autres octets <text:tab/>d’entête</text:p>
      <text:p text:style-name="P26"/>
      <text:p text:style-name="P27">Derrière l’entête, 48 octets de données. C’est le motif qu’il va chercher en permanence, motif de 50 bit avec les 8 derniers qui ?</text:p>
      <text:p text:style-name="P27"/>
      <text:p text:style-name="P27">Capable de corriger une erreur</text:p>
      <text:p text:style-name="P27">En régime normal où on est synchronisés au niveau cellule, on est dans l’état vert.</text:p>
      <text:p text:style-name="P27">Si une erreur simple est observée on va la corriger et passer en mode détection. Si il y a plusieurs erreurs et qu’on ne peut pas la corriger, on rejette la cellule. Dans tous les cas on passe en mode détection et dès qu’il y a <text:s/>une erreur, on rejette les cellules. Dès qu’on tombe sur un HEC OK, on passe en mode correction.</text:p>
      <text:p text:style-name="P27"/>
      <text:p text:style-name="P27">Polynôme détecteur correcteur.</text:p>
      <text:p text:style-name="P27"/>
      <text:p text:style-name="P27"># 36</text:p>
      <text:p text:style-name="P28">Délimitation des cellules par la recherche permanente du HEC. Besoin d’aucune aide de la couche physique pour ça.</text:p>
      <text:p text:style-name="P28">Sert en priorité à détecter si les cellules sont correctes.</text:p>
      <text:p text:style-name="P28">Les données sont passées au travers d’un embrouilleur</text:p>
      <text:p text:style-name="P28"/>
      <text:p text:style-name="P28"># 37</text:p>
      <text:p text:style-name="P32">Sous-couche PMD</text:p>
      <text:p text:style-name="P28">Couches physiques, pas intéressant. Les cellules peuvent être encapsulées dans des trames de couche physique</text:p>
      <text:p text:style-name="P28"/>
      <text:p text:style-name="P28"># 41</text:p>
      <text:p text:style-name="P33">Couche ATM</text:p>
      <text:p text:style-name="P33"><text:span text:style-name="T3">On voit sur un lien un flux composite de cellule composé de cellules qui appartient à différents VP et VC.</text:span></text:p>
      <text:p text:style-name="P34"><text:span text:style-name="T3"/></text:p>
      <text:p text:style-name="P34"><text:span text:style-name="T3"># 43</text:span></text:p>
      <text:p text:style-name="P34"><text:span text:style-name="T3">Pour envoyer des données, un ensemble ‘d’objets‘ fournissent des méthodes.</text:span></text:p>
      <text:p text:style-name="P34"><text:span text:style-name="T3">ATM-DATA est un service qui permet de transmettre et de recevoir des données, et demande est une primitive de service.</text:span></text:p>
      <text:p text:style-name="P34"><text:span text:style-name="T3">On peut avoir une notification que les données viennent d’arriver.</text:span></text:p>
      <text:p text:style-name="P34"><text:span text:style-name="T3"/></text:p>
      <text:p text:style-name="P34"><text:span text:style-name="T3">Le module ATM présente un certain nombre de services et de primitives de services.</text:span></text:p>
      <text:p text:style-name="P34"><text:span text:style-name="T3"/></text:p>
      <text:p text:style-name="P35"><text:span text:style-name="T3">On utilise des primitives de la couche physique PHY-DATA qui permet de transmettre les données des cellules. A partir de l’indication de la couche physique, il va extraire les cellules et les fournir à la couche du dessus.</text:span></text:p>
      <text:p text:style-name="P35"><text:span text:style-name="T3"/></text:p>
      <text:p text:style-name="P36"><text:span text:style-name="T3">Entité de gestion ATM Management</text:span></text:p>
      <text:p text:style-name="P36"><text:span text:style-name="T3"><text:tab/>→ Mettre en place certaines fonctionnalités dont le contrôle de flux générique.</text:span></text:p>
      <text:p text:style-name="P36"><text:soft-page-break/><text:span text:style-name="T3"># 45</text:span></text:p>
      <text:p text:style-name="P36"><text:span text:style-name="T3">Cellule petit paquet de taille fixe</text:span></text:p>
      <text:p text:style-name="P36"><text:span text:style-name="T3"><text:tab/>→ Simplifie les traitements, </text:span><text:span text:style-name="T4">la mise en place des commutateurs</text:span></text:p>
      <text:p text:style-name="P36"><text:span text:style-name="T3"><text:tab/>→ Pas besoin de gestion dynamique de mémoire</text:span></text:p>
      <text:p text:style-name="P36"><text:span text:style-name="T3"/></text:p>
      <text:p text:style-name="P37"><text:span text:style-name="T3">Inconvénient</text:span></text:p>
      <text:p text:style-name="P37"><text:span text:style-name="T3"><text:tab/>→ Besoin de mettre du bourrage quand la taille fait moins de 48 octets</text:span></text:p>
      <text:p text:style-name="P37"><text:span text:style-name="T3"><text:tab/>→</text:span><text:span text:style-name="T5"> Faut faire attention</text:span></text:p>
      <text:p text:style-name="P37"><text:span text:style-name="T5"><text:tab/>→ Surcharge importante (5 octets d’entête, 10%)</text:span></text:p>
      <text:p text:style-name="P37"><text:span text:style-name="T5"/></text:p>
      <text:p text:style-name="P38"><text:span text:style-name="T3"># 46</text:span></text:p>
      <text:p text:style-name="P52"><text:span text:style-name="T3">1. Interface usager/réseau</text:span></text:p>
      <text:p text:style-name="P38"><text:span text:style-name="T3">5 octets d’entête et un octet de correction d’erreur</text:span></text:p>
      <text:p text:style-name="P38"><text:span text:style-name="T3">VPI VCI dans les 4 octets</text:span></text:p>
      <text:p text:style-name="P38"><text:span text:style-name="T3">48 octets de data</text:span></text:p>
      <text:p text:style-name="P38"><text:span text:style-name="T3"/></text:p>
      <text:p text:style-name="P38">CLP <text:span text:style-name="T3">: priorité de perte</text:span></text:p>
      <text:p text:style-name="P38"><text:span text:style-name="T3"><text:tab/>→ permet au commutateur de décider quelles cellules détruirent en premier quand il faut détruire des cellules (ex : file d’attente pleine)</text:span></text:p>
      <text:p text:style-name="P38"><text:span text:style-name="T3"><text:tab/>→ détruire cellule avec champ CLP à 1</text:span></text:p>
      <text:p text:style-name="P38"><text:span text:style-name="T3"/></text:p>
      <text:p text:style-name="P38"><text:span text:style-name="T3">PT : type, information sur le type de la cellule</text:span></text:p>
      <text:p text:style-name="P38"><text:span text:style-name="T3"/></text:p>
      <text:p text:style-name="P38">GFC<text:span text:style-name="T3"> : bits qui permettent de faire du contrôle de flux</text:span></text:p>
      <text:p text:style-name="P38"><text:span text:style-name="T3">8 bits VPI</text:span></text:p>
      <text:p text:style-name="P38"><text:span text:style-name="T3">VCI 16 bits</text:span></text:p>
      <text:p text:style-name="P37"><text:span text:style-name="T5"/></text:p>
      <text:p text:style-name="P52"><text:span text:style-name="T3">2. Interface réseau/réseau</text:span></text:p>
      <text:p text:style-name="P38"><text:span text:style-name="T3">12 bits VPI</text:span></text:p>
      <text:p text:style-name="P38"><text:span text:style-name="T3">Seul le nombre de VP change entre 1.2</text:span></text:p>
      <text:p text:style-name="P38"><text:span text:style-name="T3">On peut mettre 16 fois plus de gros tuyau dans les équipements.</text:span></text:p>
      <text:p text:style-name="P38"><text:span text:style-name="T3"><text:tab/>→ Moins de communication entre le PC et le réseau qu’entre deux réseaux <text:tab/>(l’idée)</text:span></text:p>
      <text:p text:style-name="P38"><text:span text:style-name="T3">Le nombre de voies logiques à l’intérieur d’un VP reste le même.</text:span></text:p>
      <text:p text:style-name="P38"><text:span text:style-name="T3"/></text:p>
      <text:p text:style-name="P39"><text:span text:style-name="T3"># 47</text:span></text:p>
      <text:p text:style-name="P39"><text:span text:style-name="T3">Cellules de la couche physiques VPI VCI 0</text:span></text:p>
      <text:p text:style-name="P39"><text:span text:style-name="T3"><text:tab/>→ Utilisent ce vpi et vci toujours</text:span></text:p>
      <text:p text:style-name="P39"><text:span text:style-name="T3"/></text:p>
      <text:p text:style-name="P39"><text:span text:style-name="T3"># 48</text:span></text:p>
      <text:p text:style-name="P40"><text:span text:style-name="T3">Cellules qui véhiculent des données d’usager</text:span></text:p>
      <text:p text:style-name="P40"><text:span text:style-name="T3"><text:tab/>→ Avec ou sans encombrement</text:span></text:p>
      <text:p text:style-name="P40"><text:span text:style-name="T3"><text:tab/>→ Bit de signalisation usager à usager</text:span></text:p>
      <text:p text:style-name="P40"><text:span text:style-name="T3">Cellules OAM</text:span></text:p>
      <text:p text:style-name="P40"><text:span text:style-name="T3">Cellule de gestion des ressources</text:span></text:p>
      <text:p text:style-name="P40"><text:span text:style-name="T3"/></text:p>
      <text:p text:style-name="P40"><text:span text:style-name="T3"># 49</text:span></text:p>
      <text:p text:style-name="P40"><text:span text:style-name="T3">Cell Loss Priority</text:span></text:p>
      <text:list xml:id="list2174791763" text:style-name="L2">
        <text:list-item>
          <text:p text:style-name="P41"><text:span text:style-name="T3">Lié à la gestion du trafic</text:span></text:p>
        </text:list-item>
        <text:list-item>
          <text:p text:style-name="P41"><text:span text:style-name="T3">Le réseau va pouvoir marquer un nombre de cellules correspondant au nombre de cellules envoyées qui ne respectent pas le contrat → peut perdre ces cellules</text:span></text:p>
        </text:list-item>
      </text:list>
      <text:p text:style-name="P40"><text:soft-page-break/><text:span text:style-name="T3">Cellules avec CLP = 1 cellules marquées non prioritaires (prioritaires à la perte) car elles sont hors des clous.</text:span></text:p>
      <text:p text:style-name="P42"><text:span text:style-name="T3"/></text:p>
      <text:p text:style-name="P42"><text:span text:style-name="T3"># 51</text:span></text:p>
      <text:p text:style-name="P43"><text:span text:style-name="T3">Bleu support physique</text:span></text:p>
      <text:p text:style-name="P44"><text:span text:style-name="T3">Cellules qui ont toutes le VPI et cellules qui ont le même VPI.</text:span></text:p>
      <text:p text:style-name="P44"><text:span text:style-name="T3"/></text:p>
      <text:p text:style-name="P45"><text:span text:style-name="T3"># 5</text:span><text:span text:style-name="T6">3</text:span></text:p>
      <text:p text:style-name="P46"><text:span text:style-name="T3">Trait noir support physique (entre chaque équipements)</text:span></text:p>
      <text:p text:style-name="P46"><text:span text:style-name="T3">Traits épais virtual path (VP)</text:span></text:p>
      <text:p text:style-name="P46"><text:span text:style-name="T3">Point tillé virtuel channel (VC)</text:span></text:p>
      <text:p text:style-name="P46"><text:span text:style-name="T3"/></text:p>
      <text:p text:style-name="P46"><text:span text:style-name="T3"/></text:p>
      <text:p text:style-name="P46"><text:span text:style-name="T3">VPI en vert va du PC au premier routeur → PC et routeur se mettent d’accord pour le num</text:span></text:p>
      <text:p text:style-name="P46"><text:span text:style-name="T3">VPI vert pâle va du routeur à celui d’en dessous → se mettent d’accord pour mettre VPI=8</text:span></text:p>
      <text:p text:style-name="P46"><text:span text:style-name="T3"/></text:p>
      <text:p text:style-name="P46"><text:span text:style-name="T3">Le routeur du milieu reçoit un VPI 5 qui repart en VPI 8, il le brasse. Il fait brasseur et commutateur.</text:span></text:p>
      <text:p text:style-name="P46"><text:span text:style-name="T3"/></text:p>
      <text:p text:style-name="P46"><text:span text:style-name="T3">Routeur en dessous du vert :</text:span></text:p>
      <text:p text:style-name="P46"><text:span text:style-name="T3">Le numéro de VCI qui est dans une cellule est négocié entre lui et le routeur à sa gauche (parce que c’est la dest). Du coup il change pas de VCI. Vu que routeur du milieu brasse et commute pas, il regarde pas le VCI.</text:span></text:p>
      <text:p text:style-name="P46"><text:span text:style-name="T3"/></text:p>
      <text:p text:style-name="P46"><text:span text:style-name="T3">Une cellule envoyé par PC haut gauche, ça sort du VP et du VC au commutateur et la table va dire que ce qui arrive avec VPI 5 et VCI 67 repart avec VPI 7 et VCI 53.</text:span></text:p>
      <text:p text:style-name="P46"><text:span text:style-name="T3"/></text:p>
      <text:p text:style-name="P46"><text:span text:style-name="T3">La table va être le type d’interface, le numéro VP et éventuellement le numéro VC.</text:span></text:p>
      <text:p text:style-name="P46"><text:span text:style-name="T3"/></text:p>
      <text:p text:style-name="P47"><text:span text:style-name="T3"># 55</text:span></text:p>
      <text:p text:style-name="P49">Brasseur</text:p>
      <text:p text:style-name="P47"><text:span text:style-name="T3">Voie d’entrée → Interface</text:span></text:p>
      <text:p text:style-name="P48"><text:span text:style-name="T3">Deux voies d’entrées deux voies de sortie. (gris)</text:span></text:p>
      <text:p text:style-name="P48"><text:span text:style-name="T3">Le brasseur ne fait que brasser et ne s’occupe pas de l’intérieur, pas d’ambiguïté car les VC sont à l’intérieur des VP.</text:span></text:p>
      <text:p text:style-name="P48"><text:span text:style-name="T3"/></text:p>
      <text:p text:style-name="P49"><text:span text:style-name="T3"># 56</text:span></text:p>
      <text:p text:style-name="P49">Commutateur</text:p>
      <text:p text:style-name="P49"><text:span text:style-name="T3"/></text:p>
      <text:p text:style-name="P53"><text:span text:style-name="T3">exercice1.pdf</text:span></text:p>
      <text:p text:style-name="P53"><text:span text:style-name="T3">exercice1.odt</text:span></text:p>
      <text:p text:style-name="P53"><text:span text:style-name="T3"/></text:p>
      <text:p text:style-name="P54"><text:span text:style-name="T3"># 59</text:span></text:p>
      <text:p text:style-name="P54"><text:span text:style-name="T3">But d’ATM d’intégrer des services très différents, besoin de formaliser les qualités de services pour tout le monde</text:span></text:p>
      <text:p text:style-name="P54"><text:span text:style-name="T3"/></text:p>
      <text:p text:style-name="P55"><text:span text:style-name="T3">Débit en nombre de cellules / s.</text:span></text:p>
      <text:p text:style-name="P55"><text:span text:style-name="T3"/></text:p>
      <text:p text:style-name="P55"><text:soft-page-break/><text:span text:style-name="T3"># 60</text:span></text:p>
      <text:p text:style-name="P55"><text:span text:style-name="T3">ATM réseau asynchrone</text:span></text:p>
      <text:p text:style-name="P55"><text:span text:style-name="T3">Commutation de cellules</text:span></text:p>
      <text:p text:style-name="P55"><text:span text:style-name="T3">Mode circuit virtuel</text:span></text:p>
      <text:p text:style-name="P55"><text:span text:style-name="T3"/></text:p>
      <text:p text:style-name="P55"><text:span text:style-name="T3">Mécanismes de contrôle d’admission</text:span></text:p>
      <text:p text:style-name="P55"><text:span text:style-name="T3"/></text:p>
      <text:p text:style-name="P56"><text:span text:style-name="T3"># 61</text:span></text:p>
      <text:p text:style-name="P57"><text:span text:style-name="T3">Spécification simples</text:span></text:p>
      <text:p text:style-name="P57"><text:span text:style-name="T3">Classes de services fondées sur quelques paramètres de base → but était que ce soit souple et évolutif</text:span></text:p>
      <text:p text:style-name="P57"><text:span text:style-name="T3"/></text:p>
      <text:p text:style-name="P58"><text:span text:style-name="T3">#62</text:span></text:p>
      <text:p text:style-name="P62">Classes de service</text:p>
      <text:p text:style-name="P58"><text:span text:style-name="T3">Caractérisation des trafic</text:span></text:p>
      <text:p text:style-name="P58"><text:span text:style-name="T3">Spécification des besoins</text:span></text:p>
      <text:p text:style-name="P54"><text:span text:style-name="T3"/></text:p>
      <text:p text:style-name="P54"><text:span text:style-name="T3">→</text:span><text:span text:style-name="T7"> échangé lors de l’établissement d’une connexion</text:span></text:p>
      <text:p text:style-name="P54"><text:span text:style-name="T7"/></text:p>
      <text:p text:style-name="P59"><text:span text:style-name="T7">R</text:span><text:span text:style-name="T3">éserver les ressources qui permettent de respecter les besoins demandés</text:span></text:p>
      <text:p text:style-name="P60"><text:span text:style-name="T3">On cherche un chemin qui part de A, qui arrive à F et qui </text:span>soit capable d’assumer les besoins du contrat de qualité de service<text:span text:style-name="T3">.</text:span></text:p>
      <text:p text:style-name="P60"><text:span text:style-name="T3"/></text:p>
      <text:p text:style-name="P61"><text:span text:style-name="T3"># 64</text:span></text:p>
      <text:p text:style-name="P61"><text:span text:style-name="T3">Caractériser le trafic (débit)</text:span></text:p>
      <text:p text:style-name="P61"><text:span text:style-name="T3">Deux niveaux de débit</text:span></text:p>
      <text:p text:style-name="P61"><text:span text:style-name="T3">→ débit moyen, longue durée</text:span></text:p>
      <text:p text:style-name="P61"><text:span text:style-name="T3">→ débit crête, courte duré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4:11:58.698710938</meta:creation-date>
    <dc:date>2019-10-07T09:46:40.716826929</dc:date>
    <meta:editing-duration>PT2H42M18S</meta:editing-duration>
    <meta:editing-cycles>41</meta:editing-cycles>
    <meta:generator>LibreOffice/6.0.7.3$Linux_X86_64 LibreOffice_project/00m0$Build-3</meta:generator>
    <meta:document-statistic meta:table-count="0" meta:image-count="0" meta:object-count="0" meta:page-count="7" meta:paragraph-count="200" meta:word-count="1984" meta:character-count="11339" meta:non-whitespace-character-count="9512"/>
  </office:meta>
</office:document-meta>
</file>